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F Advanced Querying</text:p>
      <text:p text:style-name="Standard">Performance Optimisationsc</text:p>
      <text:list xml:id="list8500198775013745507" text:style-name="L1">
        <text:list-item>
          <text:p text:style-name="P1">Native SQL Queries</text:p>
          <text:p text:style-name="P1">queries must are parametrized</text:p>
          <text:p text:style-name="P1">var query = "SELECT * FROM Employees";</text:p>
          <text:p text:style-name="P1">var employees = db.Employees.FromSql(query).ToArray();</text:p>
          <text:p text:style-name="P1"/>
          <text:p text:style-name="P1">Limitations:</text:p>
          <text:p text:style-name="P1">JOIN statements don't get mapped to the entity class</text:p>
          <text:p text:style-name="P1">Required columns must always be selected</text:p>
        </text:list-item>
      </text:list>
      <text:p text:style-name="Standard"><text:tab/>Target table must be the same as the DbSet</text:p>
      <text:p text:style-name="Standard"><text:tab/>SQL statements other than SELECT are recognized automatically as non-composable. As a <text:tab/>consequence, the full results of stored procedures are always returned to the client and any <text:tab/>LINQ operators <text:s/>applied after FromSql are evaluated in-memory</text:p>
      <text:p text:style-name="Standard"/>
      <text:p text:style-name="Standard"><text:tab/>Native SQL queries must be parameterized!</text:p>
      <text:p text:style-name="Standard"><text:tab/>var context = new SoftUniDbContext();</text:p>
      <text:p text:style-name="Standard"><text:tab/>string nativeQuery = </text:p>
      <text:p text:style-name="Standard">"SELECT FirstName, LastName, JobTitle FROM dbo.Employees WHERE JobTitle = {0}";</text:p>
      <text:p text:style-name="Standard"><text:tab/>var employees = context.Employees.FromSql(nativeSQLQuery, "Marketing Specialist");</text:p>
      <text:p text:style-name="Standard"/>
      <text:p text:style-name="Standard"/>
      <text:list xml:id="list33733621" text:continue-numbering="true" text:style-name="L1">
        <text:list-item>
          <text:p text:style-name="P1">Object State Tracking</text:p>
        </text:list-item>
      </text:list>
      <text:p text:style-name="Standard"><text:tab/>In EF, objects can be:</text:p>
      <text:list xml:id="list5921493731469764944" text:style-name="L2">
        <text:list-item>
          <text:list>
            <text:list-item>
              <text:p text:style-name="P2">Attached to the onbject context(tracked object)</text:p>
            </text:list-item>
            <text:list-item>
              <text:p text:style-name="P2">Detached from an object context(untracked object)</text:p>
            </text:list-item>
          </text:list>
        </text:list-item>
      </text:list>
      <text:p text:style-name="Standard"><text:tab/>Attached objects are tracked and managed by the DbContext</text:p>
      <text:list xml:id="list7830582957020599729" text:style-name="L3">
        <text:list-item>
          <text:list>
            <text:list-item>
              <text:p text:style-name="P3">SaveChanges() persists all changes in DB</text:p>
            </text:list-item>
          </text:list>
        </text:list-item>
      </text:list>
      <text:p text:style-name="Standard"><text:tab/>Detached objects are not referenced by the DbContext</text:p>
      <text:list xml:id="list598215911591587055" text:style-name="L4">
        <text:list-item>
          <text:list>
            <text:list-item>
              <text:p text:style-name="P4">Behave like a normal objects, which are not related to EF</text:p>
            </text:list-item>
          </text:list>
        </text:list-item>
      </text:list>
      <text:p text:style-name="Standard"><text:tab/>When a query is executed inside a DbContext, the returned objects are automatically attached to it</text:p>
      <text:p text:style-name="Standard"><text:tab/>When a context is destroyed, all objects in it are automatically detached</text:p>
      <text:list xml:id="list447758154223628539" text:style-name="L5">
        <text:list-item>
          <text:list>
            <text:list-item>
              <text:p text:style-name="P5">E.g. in Web applications between requests</text:p>
            </text:list-item>
          </text:list>
        </text:list-item>
      </text:list>
      <text:p text:style-name="Standard"><text:tab/>You might later on attach objects that have been previously detached to a new context</text:p>
      <text:p text:style-name="Standard"/>
      <text:p text:style-name="Standard"><text:tab/>When is an object detached?</text:p>
      <text:list xml:id="list3524771893244637263" text:style-name="L6">
        <text:list-item>
          <text:list>
            <text:list-item>
              <text:p text:style-name="P6">When we get the object from a DbContext and then Dispose it</text:p>
            </text:list-item>
          </text:list>
        </text:list-item>
      </text:list>
      <text:list xml:id="list788846107545778817" text:style-name="L7">
        <text:list-item>
          <text:list>
            <text:list-item>
              <text:p text:style-name="P7">Manually: by setting the EntryState to Detached</text:p>
            </text:list-item>
          </text:list>
        </text:list-item>
      </text:list>
      <text:p text:style-name="Standard"/>
      <text:p text:style-name="Standard"><text:tab/>Attaching objects</text:p>
      <text:p text:style-name="Standard"><text:tab/>When we want to update a detached object we need to attach it and then update it: change to Attached state:</text:p>
      <text:p text:style-name="Standard"><text:tab/></text:p>
      <text:p text:style-name="Standard"><text:tab/>var entry = SoftUniDbContext.Entry(employee);</text:p>
      <text:p text:style-name="Standard"><text:tab/>entry.State = EntryState.Added;</text:p>
      <text:p text:style-name="Standard"><text:tab/>employee.FirstName = "Newname";</text:p>
      <text:p text:style-name="Standard"><text:tab/>SoftUniDbContext.SaveChanges();</text:p>
      <text:p text:style-name="Standard"/>
      <text:p text:style-name="Standard"/>
      <text:p text:style-name="Standard"/>
      <text:p text:style-name="Standard"/>
      <text:p text:style-name="Standard"><text:soft-page-break/><text:tab/> </text:p>
      <text:list xml:id="list33729880" text:continue-list="list33733621" text:style-name="L1">
        <text:list-item>
          <text:p text:style-name="P1"><text:s/>Bulk Operations</text:p>
          <text:p text:style-name="P1">Z.EntityFramework.Plus.EFCore gives you the ability to perform bulk update/delete of entities</text:p>
        </text:list-item>
      </text:list>
      <text:p text:style-name="Standard"><text:tab/>Bulk Delete: Delete all users where FirstName matches given string</text:p>
      <text:p text:style-name="Standard"><text:tab/>context.Employees</text:p>
      <text:p text:style-name="Standard"><text:tab/>.Where(u =&gt; u.FirstName == "Pesho")</text:p>
      <text:p text:style-name="Standard"><text:tab/>.Delete();</text:p>
      <text:p text:style-name="Standard"/>
      <text:p text:style-name="Standard"><text:tab/>Bulk Update:</text:p>
      <text:p text:style-name="Standard"><text:tab/>context.Employees</text:p>
      <text:p text:style-name="Standard"><text:tab/>.Where(t =&gt; t.Name =="Nasko")</text:p>
      <text:p text:style-name="Standard"><text:tab/>.Update(u =&gt; new Employee() {name = "Plamen"}); </text:p>
      <text:list xml:id="list33746441" text:continue-numbering="true" text:style-name="L1">
        <text:list-header>
          <text:p text:style-name="P1"/>
          <text:p text:style-name="P1"><text:s/></text:p>
        </text:list-header>
        <text:list-item>
          <text:p text:style-name="P1">Stored Procedures</text:p>
        </text:list-item>
      </text:list>
      <text:p text:style-name="Standard"><text:tab/>CREATE PROCEDURE UpdateAge @param int</text:p>
      <text:p text:style-name="Standard"><text:tab/>AS</text:p>
      <text:p text:style-name="Standard"><text:tab/>UPDATE Employees SET Age = Age + @param</text:p>
      <text:p text:style-name="Standard"/>
      <text:p text:style-name="Standard"><text:tab/>var ageParameter = new SqlParameter("@age", 5);</text:p>
      <text:p text:style-name="Standard"><text:tab/>var query = "EXEC UpdateAge @age"</text:p>
      <text:p text:style-name="Standard"><text:tab/>context.Database.ExecuteSqlCommand(query, ageParameter);</text:p>
      <text:p text:style-name="Standard"/>
      <text:p text:style-name="Standard"><text:tab/>//we can use <text:s/>context.Database.ExecuteNonQuery()</text:p>
      <text:p text:style-name="Standard"/>
      <text:p text:style-name="Standard"/>
      <text:p text:style-name="Standard"/>
      <text:list xml:id="list33731311" text:continue-numbering="true" text:style-name="L1">
        <text:list-header>
          <text:p text:style-name="P1"/>
        </text:list-header>
        <text:list-item>
          <text:p text:style-name="P1">Types of Loading</text:p>
          <text:p text:style-name="P1">Lazy, Eager and Explicit Loading</text:p>
          <text:p text:style-name="P1"><text:span text:style-name="T1">Explicit</text:span> loading loads all records when they're needed</text:p>
          <text:p text:style-name="P1"/>
          <text:p text:style-name="P1">var employee = context.Employees.First();</text:p>
        </text:list-item>
      </text:list>
      <text:p text:style-name="Standard"><text:tab/>context.Entry(employee)</text:p>
      <text:p text:style-name="Standard"><text:tab/>.Reference( e=&gt; e.Department)</text:p>
      <text:p text:style-name="Standard"><text:tab/>.Load();</text:p>
      <text:p text:style-name="Standard"/>
      <text:list xml:id="list33734409" text:continue-numbering="true" text:style-name="L1">
        <text:list-header>
          <text:p text:style-name="P1">context.Entry(employee)</text:p>
          <text:p text:style-name="P1">.Collection(e =&gt; e.EmployeeProjects)</text:p>
          <text:p text:style-name="P1">.Load();</text:p>
        </text:list-header>
      </text:list>
      <text:p text:style-name="Standard"/>
      <text:p text:style-name="Standard"><text:tab/><text:span text:style-name="T1">Eager</text:span><text:span text:style-name="T2"> loading loads all related records of an entity at once</text:span></text:p>
      <text:p text:style-name="Standard"><text:span text:style-name="T2"><text:tab/>Performed with the Include method</text:span></text:p>
      <text:p text:style-name="Standard"><text:span text:style-name="T2"><text:tab/>context.Towns.Include("Employees"); //not recommended</text:span></text:p>
      <text:p text:style-name="Standard"><text:span text:style-name="T2"><text:tab/>context.Towns.Include(town =&gt; town.Employees);</text:span></text:p>
      <text:p text:style-name="Standard"><text:span text:style-name="T2"><text:tab/>context.Employees</text:span></text:p>
      <text:p text:style-name="Standard"><text:span text:style-name="T2"><text:tab/>.Include(employee =&gt; employee.Address)</text:span></text:p>
      <text:p text:style-name="Standard"><text:span text:style-name="T2"><text:tab/>.ThenInclude(address =&gt; address.Town)</text:span></text:p>
      <text:p text:style-name="Standard"><text:span text:style-name="T2"><text:tab/>.Include(employee =&gt; employee.BankAccount)</text:span></text:p>
      <text:p text:style-name="Standard"><text:span text:style-name="T2"><text:tab/>.ThenInclude(b =&gt; b.AccountNumber)</text:span></text:p>
      <text:p text:style-name="Standard"><text:span text:style-name="T2"/></text:p>
      <text:p text:style-name="Standard"><text:soft-page-break/><text:span text:style-name="T2"/></text:p>
      <text:p text:style-name="Standard"><text:span text:style-name="T2"><text:s/><text:tab/></text:span><text:span text:style-name="T1">Lazy Loading</text:span></text:p>
      <text:p text:style-name="Standard"><text:span text:style-name="T1"><text:tab/></text:span><text:span text:style-name="T2">Lazy Loading delays loading of data until it is used</text:span></text:p>
      <text:p text:style-name="Standard"><text:span text:style-name="T2"><text:tab/>EF Core enables lazy-loading for any navigation property that can be overriden</text:span></text:p>
      <text:p text:style-name="Standard"><text:span text:style-name="T2"><text:tab/>Offers better performance in certain cases</text:span></text:p>
      <text:p text:style-name="Standard"><text:span text:style-name="T2"><text:tab/>-Less RAM usage</text:span></text:p>
      <text:p text:style-name="Standard"><text:span text:style-name="T2"><text:tab/>-Smaller result sets returnes</text:span></text:p>
      <text:p text:style-name="Standard"><text:span text:style-name="T2"/></text:p>
      <text:p text:style-name="Standard"><text:span text:style-name="T2"><text:tab/>Install Lazy Loading Proxies:</text:span></text:p>
      <text:p text:style-name="Standard"><text:span text:style-name="T2"><text:tab/>Install-Package Microsoft.EntityFrameworkCore.Proxies</text:span></text:p>
      <text:p text:style-name="Standard"><text:span text:style-name="T2"/></text:p>
      <text:p text:style-name="Standard"><text:span text:style-name="T2"><text:tab/>Enable the package:</text:span></text:p>
      <text:p text:style-name="Standard"><text:span text:style-name="T2"><text:tab/>void OnConfiguring (DbContextOptionsBuilder options)</text:span></text:p>
      <text:p text:style-name="Standard"><text:span text:style-name="T2"><text:tab/>{</text:span></text:p>
      <text:p text:style-name="Standard"><text:span text:style-name="T2"><text:tab/><text:tab/>options</text:span></text:p>
      <text:p text:style-name="Standard"><text:span text:style-name="T2"><text:tab/><text:tab/>.UseLazyLoadingProxies();</text:span></text:p>
      <text:p text:style-name="Standard"><text:span text:style-name="T2"><text:tab/><text:tab/>.UseSqlServer(myConnectionString)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/></text:p>
      <text:list xml:id="list33717080" text:continue-numbering="true" text:style-name="L1">
        <text:list-item>
          <text:p text:style-name="P1">Concurrency Checks</text:p>
          <text:p text:style-name="P1">EF Core runs in optimistic concurrency mode(no locking)</text:p>
          <text:p text:style-name="P1">By default the conflict resolution strategy in EF is "last one wins" – the last change overwrites all previous concurrent changes</text:p>
          <text:p text:style-name="P1">Enabling "first wins" strategy for certain property in EF:</text:p>
        </text:list-item>
      </text:list>
      <text:p text:style-name="Standard"><text:tab/>[ConcurrencyCheck] attribute</text:p>
      <text:list xml:id="list33722835" text:continue-numbering="true" text:style-name="L1">
        <text:list-header>
          <text:p text:style-name="P1"/>
        </text:list-header>
        <text:list-item>
          <text:p text:style-name="P1">Cascade Operations</text:p>
          <text:p text:style-name="P1">Cascade Delete Scenarios </text:p>
          <text:p text:style-name="P1">Required FK with cascade delete set to true, deletes everything related to the deleted property</text:p>
        </text:list-item>
      </text:list>
      <text:p text:style-name="Standard"><text:tab/></text:p>
      <text:p text:style-name="Standard"><text:tab/>Cascade Delete with Fluent API</text:p>
      <text:p text:style-name="Standard"><text:tab/>Using OnDelete with DeleteBehavior Enumeration:</text:p>
      <text:p text:style-name="Standard"><text:tab/>DeleteBehavior.Cascade - deletes related entities (default for required FK)</text:p>
      <text:p text:style-name="Standard"><text:tab/>DeleteBehavior.Restrict – throws exception on delete</text:p>
      <text:p text:style-name="Standard"><text:tab/>DeleteBehavior.ClientSetNull – default behavior for optional FK (does not affect database)</text:p>
      <text:p text:style-name="Standard"><text:tab/>DeleteBehavior.SetNull – sets the property to null (affects database)</text:p>
      <text:p text:style-name="Standard"><text:tab/></text:p>
      <text:p text:style-name="Standard"/>
      <text:p text:style-name="Standard"><text:s/>install-package Microsoft.EntityFrameworkCore</text:p>
      <text:p text:style-name="Standard"><text:s/>install-package Microsoft.EntityFrameworkCore.Design</text:p>
      <text:p text:style-name="Standard"><text:s/>install-package Microsoft.EntityFrameworkCore.SqlServer</text:p>
      <text:p text:style-name="Standard"><text:s/>install-package Microsoft.EntityFrameworkCore.Tools</text:p>
      <text:p text:style-name="Standard">install-package Microsoft.Extensions.Log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1H2M14S</meta:editing-duration>
    <meta:editing-cycles>35</meta:editing-cycles>
    <meta:generator>OpenOffice/4.1.6$Win32 OpenOffice.org_project/416m1$Build-9790</meta:generator>
    <dc:date>2019-03-24T13:52:33.56</dc:date>
    <meta:document-statistic meta:table-count="0" meta:image-count="0" meta:object-count="0" meta:page-count="3" meta:paragraph-count="115" meta:word-count="605" meta:character-count="4716"/>
    <meta:user-defined meta:name="Info 1"/>
    <meta:user-defined meta:name="Info 2"/>
    <meta:user-defined meta:name="Info 3"/>
    <meta:user-defined meta:name="Info 4"/>
  </office:meta>
</office:document-meta>
</file>